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erif"/>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82cm" style:contextual-spacing="false" style:line-height-at-least="0.741cm" fo:text-indent="0cm" style:auto-text-indent="false" fo:padding="0cm" fo:border="none"/>
    </style:style>
    <style:style style:name="P2" style:family="paragraph" style:parent-style-name="Text_20_body">
      <style:paragraph-properties fo:margin-left="0cm" fo:margin-right="0cm" fo:margin-top="0cm" fo:margin-bottom="0.582cm" style:contextual-spacing="false" style:line-height-at-least="0.741cm" fo:text-indent="0cm" style:auto-text-indent="false" fo:padding="0cm" fo:border="none"/>
      <style:text-properties fo:font-variant="normal" fo:text-transform="none" fo:color="#000000" style:font-name="proxima-nova" fo:font-size="12pt" fo:letter-spacing="normal" fo:font-style="normal" fo:font-weight="normal"/>
    </style:style>
    <style:style style:name="P3" style:family="paragraph" style:parent-style-name="Text_20_body">
      <style:paragraph-properties fo:margin-left="0cm" fo:margin-right="0cm" fo:margin-top="0cm" fo:margin-bottom="0.582cm" style:contextual-spacing="false" style:line-height-at-least="0.741cm" fo:text-indent="0cm" style:auto-text-indent="false" fo:padding="0cm" fo:border="none"/>
      <style:text-properties fo:font-variant="normal" fo:text-transform="none" fo:color="#000000" fo:letter-spacing="normal"/>
    </style:style>
    <style:style style:name="P4" style:family="paragraph" style:parent-style-name="Text_20_body">
      <style:paragraph-properties fo:margin-left="0.079cm" fo:margin-right="0.079cm" fo:margin-top="0cm" fo:margin-bottom="0cm" style:contextual-spacing="false" style:line-height-at-least="0.741cm" fo:text-indent="0cm" style:auto-text-indent="false" fo:padding="0cm" fo:border="none"/>
    </style:style>
    <style:style style:name="P5" style:family="paragraph" style:parent-style-name="Text_20_body">
      <style:paragraph-properties fo:margin-top="0cm" fo:margin-bottom="0cm" style:contextual-spacing="false" fo:padding="0cm" fo:border="none"/>
    </style:style>
    <style:style style:name="P6" style:family="paragraph" style:parent-style-name="Heading_20_1">
      <style:text-properties fo:font-variant="normal" fo:text-transform="none" fo:color="#2d2d2d" style:font-name="proxima-nova" fo:font-size="30pt" fo:letter-spacing="normal" fo:font-style="normal" fo:font-weight="normal"/>
    </style:style>
    <style:style style:name="P7" style:family="paragraph" style:parent-style-name="Preformatted_20_Text">
      <style:paragraph-properties fo:margin-left="0cm" fo:margin-right="0cm" fo:margin-top="0cm" fo:margin-bottom="0cm" style:contextual-spacing="false" fo:text-indent="0cm" style:auto-text-indent="false" fo:background-color="#f6f6f6" fo:padding="0cm" fo:border="none">
        <style:background-image/>
      </style:paragraph-properties>
    </style:style>
    <style:style style:name="P8" style:family="paragraph" style:parent-style-name="Preformatted_20_Text">
      <style:paragraph-properties fo:margin-top="0cm" fo:margin-bottom="0cm" style:contextual-spacing="false" fo:background-color="#f6f6f6" fo:padding="0cm" fo:border="none">
        <style:background-image/>
      </style:paragraph-properties>
    </style:style>
    <style:style style:name="P9" style:family="paragraph" style:parent-style-name="Heading_20_3">
      <style:text-properties fo:color="#2d2d2d" fo:font-size="16.5pt" fo:letter-spacing="normal" fo:font-weight="bold"/>
    </style:style>
    <style:style style:name="P10" style:family="paragraph" style:parent-style-name="Heading_20_2">
      <style:paragraph-properties fo:margin-left="0cm" fo:margin-right="0cm" fo:margin-top="0.265cm" fo:margin-bottom="0.265cm" style:contextual-spacing="false" fo:text-indent="0cm" style:auto-text-indent="false" fo:padding="0cm" fo:border="none"/>
      <style:text-properties fo:font-variant="normal" fo:text-transform="none" fo:color="#2d2d2d" style:font-name="proxima-nova" fo:font-size="21pt" fo:letter-spacing="normal" fo:font-style="normal" fo:font-weight="bold"/>
    </style:style>
    <style:style style:name="T1" style:family="text">
      <style:text-properties fo:font-variant="normal" fo:text-transform="none" fo:color="#000000" style:font-name="proxima-nova" fo:font-size="12pt" fo:letter-spacing="normal" fo:font-style="normal" fo:font-weight="normal"/>
    </style:style>
    <style:style style:name="T2" style:family="text">
      <style:text-properties fo:font-variant="normal" fo:text-transform="none" fo:color="#000000" style:font-name="proxima-nova" fo:font-size="12pt" fo:letter-spacing="normal" fo:font-style="normal" fo:font-weight="bold"/>
    </style:style>
    <style:style style:name="T3" style:family="text">
      <style:text-properties fo:font-variant="normal" fo:text-transform="none" fo:color="#000000" style:text-line-through-style="none" style:font-name="proxima-nova" fo:font-size="12pt" fo:letter-spacing="normal" fo:font-style="normal" style:text-underline-style="none" fo:font-weight="normal" style:text-blinking="false"/>
    </style:style>
    <style:style style:name="T4" style:family="text">
      <style:text-properties fo:font-variant="normal" fo:text-transform="none" fo:color="#111111" style:font-name="monospace" fo:font-size="11.25pt" fo:letter-spacing="normal" fo:font-style="normal" fo:font-weight="normal" fo:background-color="#f6f6f6"/>
    </style:style>
    <style:style style:name="T5" style:family="text">
      <style:text-properties fo:font-variant="normal" fo:text-transform="none" fo:color="#111111" style:font-name="monospace" fo:font-size="10.5pt" fo:letter-spacing="normal" fo:font-style="normal" fo:font-weight="normal" fo:background-color="#f6f6f6"/>
    </style:style>
    <style:style style:name="T6" style:family="text">
      <style:text-properties fo:font-variant="normal" fo:text-transform="none" fo:color="#111111" style:text-line-through-style="none" style:font-name="monospace" fo:font-size="11.25pt" fo:letter-spacing="normal" fo:font-style="normal" style:text-underline-style="none" fo:font-weight="normal" style:text-blinking="false" fo:background-color="#f6f6f6"/>
    </style:style>
    <style:style style:name="T7" style:family="text">
      <style:text-properties fo:font-variant="normal" fo:text-transform="none" fo:color="#111111" fo:letter-spacing="normal" fo:background-color="#f6f6f6"/>
    </style:style>
    <style:style style:name="T8" style:family="text">
      <style:text-properties fo:font-variant="normal" fo:text-transform="none" fo:color="#de3939" style:font-name="monospace" fo:font-size="10.5pt" fo:letter-spacing="normal" fo:font-style="normal" fo:font-weight="normal" fo:background-color="#f6f6f6"/>
    </style:style>
    <style:style style:name="fr1" style:family="graphic" style:parent-style-name="Frame">
      <style:graphic-properties fo:margin-left="0cm" fo:margin-right="0cm" fo:margin-top="0.37cm" fo:margin-bottom="0.291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How To Install Linux, Apache, MySQL, PHP (LAMP) stack On CentOS 7</text:h>
      <text:p text:style-name="P1"><draw:frame draw:style-name="fr1" draw:name="introduction" text:anchor-type="paragraph" svg:width="19.711cm" draw:z-index="0"><draw:text-box fo:min-height="0.041cm"><text:h text:style-name="P9" text:outline-level="3">Introduction</text:h></draw:text-box></draw:frame><text:span text:style-name="T1">A "LAMP" stack is a group of open source software that is typically installed together to enable a server to host dynamic websites and web apps. This term is actually an acronym which represents the </text:span><text:span text:style-name="Strong_20_Emphasis"><text:span text:style-name="T2">L</text:span></text:span><text:span text:style-name="T1">inux operating system, with the </text:span><text:span text:style-name="Strong_20_Emphasis"><text:span text:style-name="T2">A</text:span></text:span><text:span text:style-name="T1">pache web server. The site data is stored in a </text:span><text:span text:style-name="Strong_20_Emphasis"><text:span text:style-name="T2">M</text:span></text:span><text:span text:style-name="T1">ySQL database (using MariaDB), and dynamic content is processed by </text:span><text:span text:style-name="Strong_20_Emphasis"><text:span text:style-name="T2">P</text:span></text:span><text:span text:style-name="T1">HP.</text:span></text:p>
      <text:p text:style-name="P2">In this guide, we'll get a LAMP stack installed on an CentOS 7 VPS. CentOS will fulfill our first requirement: a Linux operating system.</text:p>
      <text:h text:style-name="P10" text:outline-level="2"><text:bookmark text:name="prerequisites"/>Prerequisites</text:h>
      <text:p text:style-name="P1"><text:span text:style-name="T1">Before you begin with this guide, you should have a separate, non-root user account set up on your server. You can learn how to do this by completing steps 1-4 in the </text:span><text:a xlink:type="simple" xlink:href="https://www.digitalocean.com/community/articles/initial-server-setup-with-centos-6"><text:span text:style-name="T3">initial server setup for CentOS 7</text:span></text:a><text:span text:style-name="T1">.</text:span></text:p>
      <text:h text:style-name="P10" text:outline-level="2"><text:bookmark text:name="step-one-—-install-apache"/>Step One — Install Apache</text:h>
      <text:p text:style-name="P2">The Apache web server is currently the most popular web server in the world, which makes it a great default choice for hosting a website.</text:p>
      <text:p text:style-name="P4"><text:span text:style-name="T1">We can install Apache easily using CentOS's package manager, </text:span><text:span text:style-name="Source_20_Text"><text:span text:style-name="T4">yum</text:span></text:span><text:span text:style-name="T1">. A package manager allows us to install most software pain-free from a repository maintained by CentOS. You can learn more about </text:span><text:a xlink:type="simple" xlink:href="https://www.digitalocean.com/community/tutorials/how-to-set-up-and-use-yum-repositories-on-a-centos-6-vps"><text:span text:style-name="T3">how to use </text:span></text:a><text:a xlink:type="simple" xlink:href="https://www.digitalocean.com/community/tutorials/how-to-set-up-and-use-yum-repositories-on-a-centos-6-vps"><text:span text:style-name="Source_20_Text"><text:span text:style-name="T6">yum</text:span></text:span></text:a><text:span text:style-name="T1"> here.</text:span></text:p>
      <text:p text:style-name="P2">For our purposes, we can get started by typing these commands:</text:p>
      <text:p text:style-name="P7"><text:span text:style-name="Source_20_Text"><text:span text:style-name="T5">sudo yum install httpd</text:span></text:span></text:p>
      <text:p text:style-name="P4"><text:span text:style-name="T1">Since we are using a </text:span><text:span text:style-name="Source_20_Text"><text:span text:style-name="T4">sudo</text:span></text:span><text:span text:style-name="T1"> command, these operations get executed with root privileges. It will ask you for your regular user's password to verify your intentions.</text:span></text:p>
      <text:p text:style-name="P2">Afterwards, your web server is installed.</text:p>
      <text:p text:style-name="P2"><text:soft-page-break/>Once it installs, you can start Apache on your VPS:</text:p>
      <text:p text:style-name="P7"><text:span text:style-name="Source_20_Text"><text:span text:style-name="T5">sudo systemctl start httpd.service</text:span></text:span></text:p>
      <text:p text:style-name="P2">You can do a spot check right away to verify that everything went as planned by visiting your server's public IP address in your web browser (see the note under the next heading to find out what your public IP address is if you do not have this information already):</text:p>
      <text:p text:style-name="P7"><text:span text:style-name="Source_20_Text"><text:span text:style-name="T5">http://</text:span></text:span><text:span text:style-name="Source_20_Text"><text:span text:style-name="T8">your_server_IP_address</text:span></text:span><text:span text:style-name="Source_20_Text"><text:span text:style-name="T5">/</text:span></text:span></text:p>
      <text:p text:style-name="P2">You will see the default CentOS 7 Apache web page, which is there for informational and testing purposes. It should look something like this:</text:p>
      <text:p text:style-name="P3"><draw:frame draw:style-name="fr2" draw:name="graphics1" text:anchor-type="as-char" svg:width="1.997cm" svg:height="0.998cm" draw:z-index="1"><draw:image xlink:href="https://assets.digitalocean.com/articles/lamp_c7/default_apache.png" xlink:type="simple" xlink:show="embed" xlink:actuate="onLoad"/><svg:title>CentOS 7 Apache default</svg:title></draw:frame></text:p>
      <text:p text:style-name="P2">If you see this page, then your web server is now correctly installed.</text:p>
      <text:p text:style-name="P2">The last thing you will want to do is enable Apache to start on boot. Use the following command to do so:</text:p>
      <text:p text:style-name="P7"><text:span text:style-name="Source_20_Text"><text:span text:style-name="T5">sudo systemctl enable httpd.service</text:span></text:span></text:p>
      <text:p text:style-name="P2"><draw:frame draw:style-name="fr1" draw:name="how-to-find-your-server's-public-ip-address" text:anchor-type="paragraph" svg:width="19.711cm" draw:z-index="2"><draw:text-box fo:min-height="0.041cm"><text:h text:style-name="P9" text:outline-level="3">How To Find your Server's Public IP Address</text:h></draw:text-box></draw:frame>If you do not know what your server's public IP address is, there are a number of ways you can find it. Usually, this is the address you use to connect to your server through SSH.</text:p>
      <text:p text:style-name="P4"><text:span text:style-name="T1">From the command line, you can find this a few ways. First, you can use the </text:span><text:span text:style-name="Source_20_Text"><text:span text:style-name="T4">iproute2</text:span></text:span><text:span text:style-name="T1"> tools to get your address by typing this:</text:span></text:p>
      <text:p text:style-name="P7"><text:span text:style-name="Source_20_Text"><text:span text:style-name="T5">ip addr show eth0 | grep inet | awk '{ print $2; }' | sed 's/\/.*$//'</text:span></text:span></text:p>
      <text:p text:style-name="P2">This will give you one or two lines back. They are both correct addresses, but your computer may only be able to use one of them, so feel free to try each one.</text:p>
      <text:p text:style-name="P1"><text:span text:style-name="T1">An alternative method is to use an outside party to tell you how </text:span><text:span text:style-name="Emphasis"><text:span text:style-name="T1">it</text:span></text:span><text:span text:style-name="T1"> sees your server. You can do this by asking a specific server what your IP address is:</text:span></text:p>
      <text:p text:style-name="P7"><text:span text:style-name="Source_20_Text"><text:span text:style-name="T5">curl http://icanhazip.com</text:span></text:span></text:p>
      <text:p text:style-name="P2">Regardless of the method you use to get your IP address, you can type it into your web browser's address bar to get to your server.</text:p>
      <text:h text:style-name="P10" text:outline-level="2"><text:bookmark text:name="step-two-—-install-mysql-(mariadb)"/><text:soft-page-break/>Step Two — Install MySQL (MariaDB)</text:h>
      <text:p text:style-name="P2">Now that we have our web server up and running, it is time to install MariaDB, a MySQL drop-in replacement. MariaDB is a community-developed fork of the MySQL relational database management system. Basically, it will organize and provide access to databases where our site can store information.</text:p>
      <text:p text:style-name="P4"><text:span text:style-name="T1">Again, we can use </text:span><text:span text:style-name="Source_20_Text"><text:span text:style-name="T4">yum</text:span></text:span><text:span text:style-name="T1"> to acquire and install our software. This time, we'll also install some other "helper" packages that will assist us in getting our components to communicate with each other:</text:span></text:p>
      <text:p text:style-name="P7"><text:span text:style-name="Source_20_Text"><text:span text:style-name="T5">sudo yum install mariadb-server mariadb</text:span></text:span></text:p>
      <text:p text:style-name="P2">When the installation is complete, we need to start MariaDB with the following command:</text:p>
      <text:p text:style-name="P7"><text:span text:style-name="Source_20_Text"><text:span text:style-name="T5">sudo systemctl start mariadb</text:span></text:span></text:p>
      <text:p text:style-name="P2">Now that our MySQL database is running, we want to run a simple security script that will remove some dangerous defaults and lock down access to our database system a little bit. Start the interactive script by running:</text:p>
      <text:p text:style-name="P7"><text:span text:style-name="Source_20_Text"><text:span text:style-name="T5">sudo mysql_secure_installation</text:span></text:span></text:p>
      <text:p text:style-name="P4"><text:span text:style-name="T1">The prompt will ask you for your current root password. Since you just installed MySQL, you most likely won’t have one, so leave it blank by pressing enter. Then the prompt will ask you if you want to set a root password. Go ahead and enter </text:span><text:span text:style-name="Source_20_Text"><text:span text:style-name="T4">Y</text:span></text:span><text:span text:style-name="T1">, and follow the instructions:</text:span></text:p>
      <text:p text:style-name="P7"><text:span text:style-name="Source_20_Text"><text:span text:style-name="T5">Enter current password for root (enter for none):</text:span></text:span></text:p>
      <text:p text:style-name="P8"><text:span text:style-name="Source_20_Text"><text:span text:style-name="T5">OK, successfully used password, moving on...</text:span></text:span></text:p>
      <text:p text:style-name="P8"/>
      <text:p text:style-name="P8"><text:span text:style-name="Source_20_Text"><text:span text:style-name="T5">Setting the root password ensures that nobody can log into the MariaDB</text:span></text:span></text:p>
      <text:p text:style-name="P8"><text:span text:style-name="Source_20_Text"><text:span text:style-name="T5">root user without the proper authorization.</text:span></text:span></text:p>
      <text:p text:style-name="P8"/>
      <text:p text:style-name="P8"><text:span text:style-name="Source_20_Text"><text:span text:style-name="T5">New password: </text:span></text:span><text:span text:style-name="Source_20_Text"><text:span text:style-name="T8">password</text:span></text:span></text:p>
      <text:p text:style-name="P8"><text:span text:style-name="Source_20_Text"><text:span text:style-name="T5">Re-enter new password: </text:span></text:span><text:span text:style-name="Source_20_Text"><text:span text:style-name="T8">password</text:span></text:span></text:p>
      <text:p text:style-name="P8"><text:span text:style-name="Source_20_Text"><text:span text:style-name="T5">Password updated successfully!</text:span></text:span></text:p>
      <text:p text:style-name="P8"><text:span text:style-name="Source_20_Text"><text:span text:style-name="T5">Reloading privilege tables..</text:span></text:span></text:p>
      <text:p text:style-name="P8"><text:span text:style-name="Source_20_Text"><text:span text:style-name="T7"><text:s/></text:span></text:span><text:span text:style-name="Source_20_Text"><text:span text:style-name="T5">... Success!</text:span></text:span></text:p>
      <text:p text:style-name="P2">For the rest of the questions, you should simply hit the "ENTER" key through each prompt to accept the default values. This will remove some sample users and databases, disable remote root logins, and load these new rules so that MySQL immediately respects the changes we have made.</text:p>
      <text:p text:style-name="P2">The last thing you will want to do is enable MariaDB to start on boot. Use the following command to do so:</text:p>
      <text:p text:style-name="P7"><text:soft-page-break/><text:span text:style-name="Source_20_Text"><text:span text:style-name="T5">sudo systemctl enable mariadb.service</text:span></text:span></text:p>
      <text:p text:style-name="P2">At this point, your database system is now set up and we can move on.</text:p>
      <text:h text:style-name="P10" text:outline-level="2"><text:bookmark text:name="step-three-—-install-php"/>Step Three — Install PHP</text:h>
      <text:p text:style-name="P2">PHP is the component of our setup that will process code to display dynamic content. It can run scripts, connect to our MySQL databases to get information, and hand the processed content over to our web server to display.</text:p>
      <text:p text:style-name="P4"><text:span text:style-name="T1">We can once again leverage the </text:span><text:span text:style-name="Source_20_Text"><text:span text:style-name="T4">yum</text:span></text:span><text:span text:style-name="T1"> system to install our components. We're going to include the php-mysql package as well:</text:span></text:p>
      <text:p text:style-name="P7"><text:span text:style-name="Source_20_Text"><text:span text:style-name="T5">sudo yum install php php-mysql</text:span></text:span></text:p>
      <text:p text:style-name="P2">This should install PHP without any problems. We need to restart the Apache web server in order for it to work with PHP. You can do this by typing this:</text:p>
      <text:p text:style-name="P7"><text:span text:style-name="Source_20_Text"><text:span text:style-name="T5">sudo systemctl restart httpd.service</text:span></text:span></text:p>
      <text:p text:style-name="P2"><draw:frame draw:style-name="fr1" draw:name="install-php-modules" text:anchor-type="paragraph" svg:width="19.711cm" draw:z-index="3"><draw:text-box fo:min-height="0.041cm"><text:h text:style-name="P9" text:outline-level="3">Install PHP Modules</text:h></draw:text-box></draw:frame>To enhance the functionality of PHP, we can optionally install some additional modules.</text:p>
      <text:p text:style-name="P2">To see the available options for PHP modules and libraries, you can type this into your system:</text:p>
      <text:p text:style-name="P7"><text:span text:style-name="Source_20_Text"><text:span text:style-name="T5">yum search php-</text:span></text:span></text:p>
      <text:p text:style-name="P2">The results are all optional components that you can install. It will give you a short description for each:</text:p>
      <text:p text:style-name="P7"><text:span text:style-name="Source_20_Text"><text:span text:style-name="T5">php-bcmath.x86_64 : A module for PHP applications for using the bcmath library</text:span></text:span></text:p>
      <text:p text:style-name="P8"><text:span text:style-name="Source_20_Text"><text:span text:style-name="T5">php-cli.x86_64 : Command-line interface for PHP</text:span></text:span></text:p>
      <text:p text:style-name="P8"><text:span text:style-name="Source_20_Text"><text:span text:style-name="T5">php-common.x86_64 : Common files for PHP</text:span></text:span></text:p>
      <text:p text:style-name="P8"><text:span text:style-name="Source_20_Text"><text:span text:style-name="T5">php-dba.x86_64 : A database abstraction layer module for PHP applications</text:span></text:span></text:p>
      <text:p text:style-name="P8"><text:span text:style-name="Source_20_Text"><text:span text:style-name="T5">php-devel.x86_64 : Files needed for building PHP extensions</text:span></text:span></text:p>
      <text:p text:style-name="P8"><text:span text:style-name="Source_20_Text"><text:span text:style-name="T5">php-embedded.x86_64 : PHP library for embedding in applications</text:span></text:span></text:p>
      <text:p text:style-name="P8"><text:span text:style-name="Source_20_Text"><text:span text:style-name="T5">php-enchant.x86_64 : Enchant spelling extension for PHP applications</text:span></text:span></text:p>
      <text:p text:style-name="P8"><text:span text:style-name="Source_20_Text"><text:span text:style-name="T5">php-fpm.x86_64 : PHP FastCGI Process Manager</text:span></text:span></text:p>
      <text:p text:style-name="P8"><text:span text:style-name="Source_20_Text"><text:span text:style-name="T5">php-gd.x86_64 : A module for PHP applications for using the gd graphics library</text:span></text:span></text:p>
      <text:p text:style-name="P8"><text:span text:style-name="Source_20_Text"><text:span text:style-name="T5">. . .</text:span></text:span></text:p>
      <text:p text:style-name="P2">To get more information about what each module does, you can either search the internet, or you can look at the long description in the package by typing:</text:p>
      <text:p text:style-name="P7"><text:span text:style-name="Source_20_Text"><text:span text:style-name="T5">yum info </text:span></text:span><text:span text:style-name="Source_20_Text"><text:span text:style-name="T8">package_name</text:span></text:span></text:p>
      <text:p text:style-name="P4"><text:soft-page-break/><text:span text:style-name="T1">There will be a lot of output, with one field called </text:span><text:span text:style-name="Source_20_Text"><text:span text:style-name="T4">Description</text:span></text:span><text:span text:style-name="T1"> which will have a longer explanation of the functionality that the module provides.</text:span></text:p>
      <text:p text:style-name="P4"><text:span text:style-name="T1">For example, to find out what the </text:span><text:span text:style-name="Source_20_Text"><text:span text:style-name="T4">php-fpm</text:span></text:span><text:span text:style-name="T1"> module does, we could type this:</text:span></text:p>
      <text:p text:style-name="P7"><text:span text:style-name="Source_20_Text"><text:span text:style-name="T5">yum info php-fpm</text:span></text:span></text:p>
      <text:p text:style-name="P2">Along with a large amount of other information, you'll find something that looks like this:</text:p>
      <text:p text:style-name="P7"><text:span text:style-name="Source_20_Text"><text:span text:style-name="T5">. . .</text:span></text:span></text:p>
      <text:p text:style-name="P8"><text:span text:style-name="Source_20_Text"><text:span text:style-name="T5">Summary <text:s text:c="4"/>: PHP FastCGI Process Manager</text:span></text:span></text:p>
      <text:p text:style-name="P8"><text:span text:style-name="Source_20_Text"><text:span text:style-name="T5">URL <text:s text:c="8"/>: http://www.php.net/</text:span></text:span></text:p>
      <text:p text:style-name="P8"><text:span text:style-name="Source_20_Text"><text:span text:style-name="T5">License <text:s text:c="4"/>: PHP and Zend and BSD</text:span></text:span></text:p>
      <text:p text:style-name="P8"><text:span text:style-name="Source_20_Text"><text:span text:style-name="T5">Description : PHP-FPM (FastCGI Process Manager) is an alternative PHP FastCGI</text:span></text:span></text:p>
      <text:p text:style-name="P8"><text:span text:style-name="Source_20_Text"><text:span text:style-name="T7"><text:s text:c="12"/></text:span></text:span><text:span text:style-name="Source_20_Text"><text:span text:style-name="T5">: implementation with some additional features useful for sites of</text:span></text:span></text:p>
      <text:p text:style-name="P8"><text:span text:style-name="Source_20_Text"><text:span text:style-name="T7"><text:s text:c="12"/></text:span></text:span><text:span text:style-name="Source_20_Text"><text:span text:style-name="T5">: any size, especially busier sites.</text:span></text:span></text:p>
      <text:p text:style-name="P4"><text:span text:style-name="T1">If, after researching, you decide you would like to install a package, you can do so by using the </text:span><text:span text:style-name="Source_20_Text"><text:span text:style-name="T4">yum install</text:span></text:span><text:span text:style-name="T1"> command like we have been doing for our other software.</text:span></text:p>
      <text:p text:style-name="P4"><text:span text:style-name="T1">If we decided that </text:span><text:span text:style-name="Source_20_Text"><text:span text:style-name="T4">php-fpm</text:span></text:span><text:span text:style-name="T1"> is something that we need, we could type:</text:span></text:p>
      <text:p text:style-name="P7"><text:span text:style-name="Source_20_Text"><text:span text:style-name="T5">sudo yum install php-fpm</text:span></text:span></text:p>
      <text:p text:style-name="P4"><text:span text:style-name="T1">If you want to install more than one module, you can do that by listing each one, separated by a space, following the </text:span><text:span text:style-name="Source_20_Text"><text:span text:style-name="T4">yum install</text:span></text:span><text:span text:style-name="T1"> command, like this:</text:span></text:p>
      <text:p text:style-name="P7"><text:span text:style-name="Source_20_Text"><text:span text:style-name="T5">sudo yum install </text:span></text:span><text:span text:style-name="Source_20_Text"><text:span text:style-name="T8">package1</text:span></text:span><text:span text:style-name="Source_20_Text"><text:span text:style-name="T5"> </text:span></text:span><text:span text:style-name="Source_20_Text"><text:span text:style-name="T8">package2</text:span></text:span><text:span text:style-name="Source_20_Text"><text:span text:style-name="T5"> </text:span></text:span><text:span text:style-name="Source_20_Text"><text:span text:style-name="T8">...</text:span></text:span></text:p>
      <text:p text:style-name="P2">At this point, your LAMP stack is installed and configured. We should still test out our PHP though.</text:p>
      <text:h text:style-name="P10" text:outline-level="2"><text:bookmark text:name="step-four-—-test-php-processing-on-your-web-server"/>Step Four — Test PHP Processing on your Web Server</text:h>
      <text:p text:style-name="P2">In order to test that our system is configured properly for PHP, we can create a very basic PHP script.</text:p>
      <text:p text:style-name="P4"><text:span text:style-name="T1">We will call this script </text:span><text:span text:style-name="Source_20_Text"><text:span text:style-name="T4">info.php</text:span></text:span><text:span text:style-name="T1">. In order for Apache to find the file and serve it correctly, it must be saved to a very specific directory, which is called the "web root".</text:span></text:p>
      <text:p text:style-name="P4"><text:span text:style-name="T1">In CentOS 7, this directory is located at </text:span><text:span text:style-name="Source_20_Text"><text:span text:style-name="T4">/var/www/html/</text:span></text:span><text:span text:style-name="T1">. We can create the file at that location by typing:</text:span></text:p>
      <text:p text:style-name="P7"><text:span text:style-name="Source_20_Text"><text:span text:style-name="T5">sudo vi /var/www/html/info.php</text:span></text:span></text:p>
      <text:p text:style-name="P2">This will open a blank file. We want to put the following text, which is valid PHP code, inside the file:</text:p>
      <text:p text:style-name="P7"><text:span text:style-name="Source_20_Text"><text:span text:style-name="T5">&lt;?php phpinfo(); ?&gt;</text:span></text:span></text:p>
      <text:p text:style-name="P2">When you are finished, save and close the file.</text:p>
      <text:p text:style-name="P2"><text:soft-page-break/>If you are running a firewall, run the following commands to allow HTTP and HTTPS traffic:</text:p>
      <text:p text:style-name="P7"><text:span text:style-name="Source_20_Text"><text:span text:style-name="T5">sudo firewall-cmd --permanent --zone=public --add-service=http </text:span></text:span></text:p>
      <text:p text:style-name="P8"><text:span text:style-name="Source_20_Text"><text:span text:style-name="T5">sudo firewall-cmd --permanent --zone=public --add-service=https</text:span></text:span></text:p>
      <text:p text:style-name="P8"><text:span text:style-name="Source_20_Text"><text:span text:style-name="T5">sudo firewall-cmd --reload</text:span></text:span></text:p>
      <text:p text:style-name="P2">Now we can test whether our web server can correctly display content generated by a PHP script. To try this out, we just have to visit this page in our web browser. You'll need your server's public IP address again.</text:p>
      <text:p text:style-name="P2">The address you want to visit will be:</text:p>
      <text:p text:style-name="P7"><text:span text:style-name="Source_20_Text"><text:span text:style-name="T5">http://</text:span></text:span><text:span text:style-name="Source_20_Text"><text:span text:style-name="T8">your_server_IP_address</text:span></text:span><text:span text:style-name="Source_20_Text"><text:span text:style-name="T5">/info.php</text:span></text:span></text:p>
      <text:p text:style-name="P2">The page that you come to should look something like this:</text:p>
      <text:p text:style-name="P3"><draw:frame draw:style-name="fr2" draw:name="graphics2" text:anchor-type="as-char" svg:width="1.997cm" svg:height="0.998cm" draw:z-index="4"><draw:image xlink:href="https://assets.digitalocean.com/articles/lamp_c7/default_php.png" xlink:type="simple" xlink:show="embed" xlink:actuate="onLoad"/><svg:title>CentOS 7 default PHP info</svg:title></draw:frame></text:p>
      <text:p text:style-name="P2">This page basically gives you information about your server from the perspective of PHP. It is useful for debugging and to ensure that your settings are being applied correctly.</text:p>
      <text:p text:style-name="P2">If this was successful, then your PHP is working as expected.</text:p>
      <text:p text:style-name="P2">You probably want to remove this file after this test because it could actually give information about your server to unauthorized users. To do this, you can type this:</text:p>
      <text:p text:style-name="P7"><text:span text:style-name="Source_20_Text"><text:span text:style-name="T5">sudo rm /var/www/html/info.php</text:span></text:span></text:p>
      <text:p text:style-name="P2">You can always recreate this page if you need to access the information again later.</text:p>
      <text:h text:style-name="P10" text:outline-level="2"><text:bookmark text:name="conclusion"/>Conclusion</text:h>
      <text:p text:style-name="P2">Now that you have a LAMP stack installed, you have many choices for what to do next. Basically, you've installed a platform that will allow you to install most kinds of websites and web software on your server.</text:p>
      <text:p text:style-name="P5"><text:span text:style-name="T1">Tagged In: </text:span><text:a xlink:type="simple" xlink:href="https://www.digitalocean.com/community/tags/linux-basics?primary_filter=tutorials"><text:span text:style-name="T3">Linux Basics</text:span></text:a><text:span text:style-name="T1">, </text:span><text:a xlink:type="simple" xlink:href="https://www.digitalocean.com/community/tags/mysql?primary_filter=tutorials"><text:span text:style-name="T3">MySQL</text:span></text:a><text:span text:style-name="T1">, </text:span><text:a xlink:type="simple" xlink:href="https://www.digitalocean.com/community/tags/apache?primary_filter=tutorials"><text:span text:style-name="T3">Apache</text:span></text:a><text:span text:style-name="T1">, </text:span><text:a xlink:type="simple" xlink:href="https://www.digitalocean.com/community/tags/centos?primary_filter=tutorials"><text:span text:style-name="T3">CentOS</text:span></text:a><text:span text:style-name="T1">, </text:span><text:a xlink:type="simple" xlink:href="https://www.digitalocean.com/community/tags/mariadb?primary_filter=tutorials"><text:span text:style-name="T3">MariaDB</text:span></text:a><text:span text:style-name="T1">, </text:span><text:a xlink:type="simple" xlink:href="https://www.digitalocean.com/community/tags/php?primary_filter=tutorials"><text:span text:style-name="T3">PHP</text:span></text:a><text:span text:style-name="T1">, </text:span><text:a xlink:type="simple" xlink:href="https://www.digitalocean.com/community/tags/lamp-stack?primary_filter=tutorials"><text:span text:style-name="T3">LAMP Stack</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nospace" svg:font-family="monospace, serif"/>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5:12:11.65</meta:creation-date>
    <dc:date>2015-02-16T12:01:13.42</dc:date>
    <meta:editing-duration>P4DT20H34M</meta:editing-duration>
    <meta:editing-cycles>1</meta:editing-cycles>
    <meta:document-statistic meta:table-count="0" meta:image-count="2" meta:object-count="0" meta:page-count="6" meta:paragraph-count="117" meta:word-count="1712" meta:character-count="9951" meta:non-whitespace-character-count="8315"/>
    <meta:generator>LibreOffice/4.0.4.2$Windows_x86 LibreOffice_project/9e9821abd0ffdbc09cd8c52eaa574fa09eb08f2</meta:generator>
  </office:meta>
</office:document-meta>
</file>